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859cm 6.0146175478817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938cm 3.69928840358769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8728cm 0.130314961899975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10274cm 0.77358832215469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012cm 18.9323448301752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919cm 13.585999999971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1.10296020842991E-016) rotate (-1.15261543801802) translate (12.0157714832068cm 3.5600949128274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451cm 10.1319999999904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rotate (0.909316540288874) translate (3.00764894058125cm 13.9459419200964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415cm 22.8268428826318cm)" svg:viewBox="0 0 4391 547" svg:d="m0 547c0 0 1343-536 2050-547 801-12 2341 547 2341 547">
          <text:p/>
        </draw:path>
        <draw:path draw:style-name="gr17" draw:text-style-name="P1" draw:layer="layout" svg:width="2.359cm" svg:height="0.33cm" draw:transform="rotate (-0.935845544919183) translate (7.56620970991945cm 19.0038766726528cm)" svg:viewBox="0 0 2360 331" svg:d="m0 331c0 0 810-336 1237-331 390 5 1123 330 1123 330">
          <text:p/>
        </draw:path>
        <draw:frame draw:style-name="gr3" draw:text-style-name="P12" draw:layer="layout" svg:width="3.203cm" svg:height="1.361cm" svg:x="12.7cm" svg:y="18.8cm">
          <draw:text-box>
            <text:p text:style-name="P7"><text:span text:style-name="T10">Première</text:span></text:p>
            <text:p text:style-name="P7"><text:span text:style-name="T10">composante</text:span></text:p>
          </draw:text-box>
        </draw:frame>
        <draw:frame draw:style-name="gr3" draw:text-style-name="P13" draw:layer="layout" svg:width="3.203cm" svg:height="1.361cm" svg:x="10.7cm" svg:y="21.039cm">
          <draw:text-box>
            <text:p text:style-name="P13"><text:span text:style-name="T11">Seconde</text:span></text:p>
            <text:p text:style-name="P13"><text:span text:style-name="T11">composan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5T14:16:33.21</dc:date>
    <meta:editing-duration>PT46M44S</meta:editing-duration>
    <meta:editing-cycles>7</meta:editing-cycles>
    <meta:generator>OpenOffice.org/3.4.1$Win32 OpenOffice.org_project/341m1$Build-9593</meta:generator>
    <meta:document-statistic meta:object-count="59"/>
  </office:meta>
</office:document-meta>
</file>